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07A0000002C630318D2.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233d0" style:font-size-asian="11pt" style:font-size-complex="11pt"/>
    </style:style>
    <style:style style:name="P6" style:family="paragraph" style:parent-style-name="Standard">
      <style:text-properties style:font-name="EB Garamond 12" fo:font-size="11pt" fo:language="en" fo:country="US" officeooo:rsid="000120e5" officeooo:paragraph-rsid="00185aff" style:font-size-asian="11pt" style:font-size-complex="11pt"/>
    </style:style>
    <style:style style:name="P7" style:family="paragraph" style:parent-style-name="Standard">
      <style:text-properties style:font-name="EB Garamond 12" fo:font-size="11pt" fo:language="en" fo:country="US" officeooo:rsid="000120e5" officeooo:paragraph-rsid="00363ff3" style:font-size-asian="11pt" style:font-size-complex="11pt"/>
    </style:style>
    <style:style style:name="P8" style:family="paragraph" style:parent-style-name="Standard">
      <style:text-properties style:font-name="EB Garamond 12" fo:font-size="11pt" fo:language="en" fo:country="US" officeooo:rsid="000120e5" officeooo:paragraph-rsid="00476304" style:font-size-asian="11pt" style:font-size-complex="11pt"/>
    </style:style>
    <style:style style:name="P9" style:family="paragraph" style:parent-style-name="Standard">
      <style:text-properties style:font-name="EB Garamond 12" fo:font-size="11pt" fo:language="en" fo:country="US" officeooo:rsid="000120e5" officeooo:paragraph-rsid="0049367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0dc0d4"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34412e"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4397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58acfe" style:font-size-asian="11pt" style:font-size-complex="11pt"/>
    </style:style>
    <style:style style:name="P16" style:family="paragraph" style:parent-style-name="Standard">
      <style:paragraph-properties fo:text-align="start" style:justify-single-word="false">
        <style:tab-stops>
          <style:tab-stop style:position="1.492cm"/>
          <style:tab-stop style:position="3.496cm"/>
        </style:tab-stops>
      </style:paragraph-properties>
      <style:text-properties style:font-name="EB Garamond 12" fo:font-size="11pt" fo:language="en" fo:country="US" officeooo:rsid="0003fba2" officeooo:paragraph-rsid="004dfc84" style:font-size-asian="11pt" style:font-size-complex="11pt"/>
    </style:style>
    <style:style style:name="P17" style:family="paragraph" style:parent-style-name="Standard">
      <style:paragraph-properties fo:text-align="start" style:justify-single-word="false">
        <style:tab-stops>
          <style:tab-stop style:position="1.492cm"/>
          <style:tab-stop style:position="3.496cm"/>
        </style:tab-stops>
      </style:paragraph-properties>
      <style:text-properties style:font-name="EB Garamond 12" fo:font-size="11pt" fo:language="en" fo:country="US" officeooo:rsid="0003fba2" officeooo:paragraph-rsid="00521ef7" style:font-size-asian="11pt" style:font-size-complex="11pt"/>
    </style:style>
    <style:style style:name="P18" style:family="paragraph" style:parent-style-name="Standard">
      <style:paragraph-properties fo:text-align="justify" style:justify-single-word="false"/>
      <style:text-properties style:font-name="EB Garamond 12" fo:font-size="11pt" fo:language="en" fo:country="US" officeooo:paragraph-rsid="000bcb3d"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0bcb3d"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rsid="0046affe" officeooo:paragraph-rsid="0003a8b9"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4"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26" style:family="paragraph" style:parent-style-name="Standard">
      <style:paragraph-properties fo:text-align="center" style:justify-single-word="false"/>
      <style:text-properties style:font-name="EB Garamond 12" fo:font-size="16pt" style:font-size-asian="16pt" style:font-size-complex="16pt"/>
    </style:style>
    <style:style style:name="P27" style:family="paragraph" style:parent-style-name="Standard">
      <style:text-properties style:font-name="EB Garamond 12 All SC" fo:font-size="11pt" fo:language="en" fo:country="US" officeooo:rsid="0003fba2" officeooo:paragraph-rsid="0003fba2" style:font-size-asian="11pt" style:font-size-complex="11pt"/>
    </style:style>
    <style:style style:name="P28" style:family="paragraph" style:parent-style-name="Standard">
      <style:text-properties style:font-name="EB Garamond 12 All SC" fo:font-size="11pt" fo:language="en" fo:country="US" officeooo:rsid="001233d0" officeooo:paragraph-rsid="001233d0" style:font-size-asian="11pt" style:font-size-complex="11pt"/>
    </style:style>
    <style:style style:name="P29" style:family="paragraph" style:parent-style-name="Standard">
      <style:text-properties style:font-name="EB Garamond 12 All SC" fo:font-size="11pt" fo:language="en" fo:country="US" officeooo:rsid="00363ff3" officeooo:paragraph-rsid="00363ff3" style:font-size-asian="11pt" style:font-size-complex="11pt"/>
    </style:style>
    <style:style style:name="P30" style:family="paragraph" style:parent-style-name="Standard">
      <style:text-properties style:font-name="EB Garamond 12 All SC" fo:font-size="11pt" fo:language="en" fo:country="US" officeooo:rsid="00476304" officeooo:paragraph-rsid="00476304" style:font-size-asian="11pt" style:font-size-complex="11pt"/>
    </style:style>
    <style:style style:name="P31" style:family="paragraph" style:parent-style-name="Standard">
      <style:text-properties style:font-name="EB Garamond 12 All SC" fo:font-size="11pt" fo:language="en" fo:country="US" officeooo:rsid="0049367f" officeooo:paragraph-rsid="0049367f" style:font-size-asian="11pt" style:font-size-complex="11pt"/>
    </style:style>
    <style:style style:name="P32"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3" style:family="paragraph" style:parent-style-name="Footnote">
      <style:text-properties fo:language="en" fo:country="US" officeooo:rsid="00198fdb" officeooo:paragraph-rsid="00198fdb"/>
    </style:style>
    <style:style style:name="P34"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35"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5c2211" style:font-size-asian="11pt" style:font-style-asian="italic" style:font-size-complex="11pt" style:font-style-complex="italic"/>
    </style:style>
    <style:style style:name="P36"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37" style:family="paragraph" style:parent-style-name="Standard">
      <style:paragraph-properties fo:text-align="start" style:justify-single-word="false"/>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3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39" style:family="paragraph" style:parent-style-name="Standard">
      <style:paragraph-properties fo:text-align="center" style:justify-single-word="false"/>
      <style:text-properties style:font-name="EB Garamond 12" fo:font-size="16pt" officeooo:paragraph-rsid="005c2211" style:font-size-asian="16pt" style:font-size-complex="16pt"/>
    </style:style>
    <style:style style:name="P40" style:family="paragraph" style:parent-style-name="Standard">
      <style:paragraph-properties fo:text-align="end" style:justify-single-word="false" fo:break-before="pag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41" style:family="paragraph" style:parent-style-name="Standard">
      <style:paragraph-properties fo:text-align="start" style:justify-single-word="false" fo:break-before="pag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5c2211" style:font-size-asian="11pt" style:font-style-asian="italic" style:font-size-complex="11pt" style:font-style-complex="italic"/>
    </style:style>
    <style:style style:name="P42" style:family="paragraph" style:parent-style-name="Standard">
      <style:paragraph-properties fo:text-align="center" style:justify-single-word="false" fo:break-before="page"/>
      <style:text-properties style:font-name="EB Garamond 12" fo:font-size="16pt" officeooo:paragraph-rsid="005c2211" style:font-size-asian="16pt" style:font-size-complex="16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056c95" style:font-style-asian="italic" style:font-style-complex="italic"/>
    </style:style>
    <style:style style:name="T5" style:family="text">
      <style:text-properties fo:font-style="italic" officeooo:rsid="0018bb86" style:font-style-asian="italic" style:font-style-complex="italic"/>
    </style:style>
    <style:style style:name="T6" style:family="text">
      <style:text-properties fo:font-style="italic" officeooo:rsid="00363ff3" style:font-style-asian="italic" style:font-style-complex="italic"/>
    </style:style>
    <style:style style:name="T7" style:family="text">
      <style:text-properties fo:font-style="italic" officeooo:rsid="00412768" style:font-style-asian="italic" style:font-style-complex="italic"/>
    </style:style>
    <style:style style:name="T8" style:family="text">
      <style:text-properties fo:font-style="italic" officeooo:rsid="00476304" style:font-style-asian="italic" style:font-style-complex="italic"/>
    </style:style>
    <style:style style:name="T9" style:family="text">
      <style:text-properties fo:font-style="italic" officeooo:rsid="0049367f" style:font-style-asian="italic" style:font-style-complex="italic"/>
    </style:style>
    <style:style style:name="T10" style:family="text">
      <style:text-properties fo:font-style="italic" officeooo:rsid="004e8861" style:font-style-asian="italic" style:font-style-complex="italic"/>
    </style:style>
    <style:style style:name="T11" style:family="text">
      <style:text-properties officeooo:rsid="000120e5"/>
    </style:style>
    <style:style style:name="T12" style:family="text">
      <style:text-properties officeooo:rsid="00019284"/>
    </style:style>
    <style:style style:name="T13" style:family="text">
      <style:text-properties fo:font-style="normal" style:font-style-asian="normal" style:font-style-complex="normal"/>
    </style:style>
    <style:style style:name="T14" style:family="text">
      <style:text-properties fo:font-style="normal" officeooo:rsid="00363ff3" style:font-style-asian="normal" style:font-style-complex="normal"/>
    </style:style>
    <style:style style:name="T15" style:family="text">
      <style:text-properties fo:font-style="normal" officeooo:rsid="00374dde" style:font-style-asian="normal" style:font-style-complex="normal"/>
    </style:style>
    <style:style style:name="T16" style:family="text">
      <style:text-properties fo:font-style="normal" officeooo:rsid="0018bb86" style:font-style-asian="normal" style:font-style-complex="normal"/>
    </style:style>
    <style:style style:name="T17" style:family="text">
      <style:text-properties fo:font-style="normal" officeooo:rsid="00390c91" style:font-style-asian="normal" style:font-style-complex="normal"/>
    </style:style>
    <style:style style:name="T18" style:family="text">
      <style:text-properties fo:font-style="normal" officeooo:rsid="003aaf0f" style:font-style-asian="normal" style:font-style-complex="normal"/>
    </style:style>
    <style:style style:name="T19" style:family="text">
      <style:text-properties fo:font-style="normal" officeooo:rsid="003ad969" style:font-style-asian="normal" style:font-style-complex="normal"/>
    </style:style>
    <style:style style:name="T20" style:family="text">
      <style:text-properties fo:font-style="normal" officeooo:rsid="003b3e06" style:font-style-asian="normal" style:font-style-complex="normal"/>
    </style:style>
    <style:style style:name="T21" style:family="text">
      <style:text-properties fo:font-style="normal" officeooo:rsid="003cc6b4" style:font-style-asian="normal" style:font-style-complex="normal"/>
    </style:style>
    <style:style style:name="T22" style:family="text">
      <style:text-properties fo:font-style="normal" officeooo:rsid="003ebb7c" style:font-style-asian="normal" style:font-style-complex="normal"/>
    </style:style>
    <style:style style:name="T23" style:family="text">
      <style:text-properties fo:font-style="normal" officeooo:rsid="003f6bd5" style:font-style-asian="normal" style:font-style-complex="normal"/>
    </style:style>
    <style:style style:name="T24" style:family="text">
      <style:text-properties fo:font-style="normal" officeooo:rsid="0040c587" style:font-style-asian="normal" style:font-style-complex="normal"/>
    </style:style>
    <style:style style:name="T25" style:family="text">
      <style:text-properties fo:font-style="normal" officeooo:rsid="00412768" style:font-style-asian="normal" style:font-style-complex="normal"/>
    </style:style>
    <style:style style:name="T26" style:family="text">
      <style:text-properties fo:font-style="normal" officeooo:rsid="00422623" style:font-style-asian="normal" style:font-style-complex="normal"/>
    </style:style>
    <style:style style:name="T27" style:family="text">
      <style:text-properties fo:font-style="normal" officeooo:rsid="0042ca38" style:font-style-asian="normal" style:font-style-complex="normal"/>
    </style:style>
    <style:style style:name="T28" style:family="text">
      <style:text-properties fo:font-style="normal" officeooo:rsid="0043973a" style:font-style-asian="normal" style:font-style-complex="normal"/>
    </style:style>
    <style:style style:name="T29" style:family="text">
      <style:text-properties fo:font-style="normal" officeooo:rsid="004518b8" style:font-style-asian="normal" style:font-style-complex="normal"/>
    </style:style>
    <style:style style:name="T30" style:family="text">
      <style:text-properties fo:font-style="normal" officeooo:rsid="00476304" style:font-style-asian="normal" style:font-style-complex="normal"/>
    </style:style>
    <style:style style:name="T31" style:family="text">
      <style:text-properties fo:font-style="normal" officeooo:rsid="0049367f" style:font-style-asian="normal" style:font-style-complex="normal"/>
    </style:style>
    <style:style style:name="T32" style:family="text">
      <style:text-properties fo:font-style="normal" officeooo:rsid="004b15d8" style:font-style-asian="normal" style:font-style-complex="normal"/>
    </style:style>
    <style:style style:name="T33" style:family="text">
      <style:text-properties fo:font-style="normal" officeooo:rsid="004bc5cc" style:font-style-asian="normal" style:font-style-complex="normal"/>
    </style:style>
    <style:style style:name="T34" style:family="text">
      <style:text-properties fo:font-style="normal" officeooo:rsid="004d0dfb" style:font-style-asian="normal" style:font-style-complex="normal"/>
    </style:style>
    <style:style style:name="T35" style:family="text">
      <style:text-properties fo:font-style="normal" officeooo:rsid="004dfc84" style:font-style-asian="normal" style:font-style-complex="normal"/>
    </style:style>
    <style:style style:name="T36" style:family="text">
      <style:text-properties fo:font-style="normal" officeooo:rsid="00056c95" style:font-style-asian="normal" style:font-style-complex="normal"/>
    </style:style>
    <style:style style:name="T37" style:family="text">
      <style:text-properties fo:font-style="normal" officeooo:rsid="005dfb7d" style:font-style-asian="normal" style:font-style-complex="normal"/>
    </style:style>
    <style:style style:name="T38" style:family="text">
      <style:text-properties fo:font-style="normal" officeooo:rsid="005f04dc" style:font-style-asian="normal" style:font-style-complex="normal"/>
    </style:style>
    <style:style style:name="T39" style:family="text">
      <style:text-properties officeooo:rsid="00056c95"/>
    </style:style>
    <style:style style:name="T40" style:family="text">
      <style:text-properties officeooo:rsid="000a14f6"/>
    </style:style>
    <style:style style:name="T41" style:family="text">
      <style:text-properties officeooo:rsid="0018bb86"/>
    </style:style>
    <style:style style:name="T42" style:family="text">
      <style:text-properties officeooo:rsid="00374dde"/>
    </style:style>
    <style:style style:name="T43" style:family="text">
      <style:text-properties officeooo:rsid="0049367f"/>
    </style:style>
    <style:style style:name="T44" style:family="text">
      <style:text-properties officeooo:rsid="005714b7"/>
    </style:style>
    <style:style style:name="T45" style:family="text">
      <style:text-properties officeooo:rsid="005ab2dc"/>
    </style:style>
    <style:style style:name="T46" style:family="text">
      <style:text-properties officeooo:rsid="005c2211"/>
    </style:style>
    <style:style style:name="T47" style:family="text">
      <style:text-properties officeooo:rsid="005f04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Bild1" text:anchor-type="paragraph" svg:x="0.051cm" svg:y="0.081cm" svg:width="3.099cm" svg:height="1.118cm" draw:z-index="0"><draw:image xlink:href="Pictures/200000020000007A0000002C630318D2.eps" xlink:type="simple" xlink:show="embed" xlink:actuate="onLoad"/></draw:frame></text:p>
      <text:p text:style-name="P25"><text:s text:c="4"/>Wolfgang Skala, 2016</text:p>
      <text:p text:style-name="P25"/>
      <text:p text:style-name="P25"/>
      <text:p text:style-name="P23">© 2016 by Wolfgang Skala. This edition is licensed under the Creative Commons Attribution 4.0 International License. To view a copy of this license, visit http://creativecommons.org/licenses/by/4.0/. </text:p>
      <text:p text:style-name="P23"/>
      <text:p text:style-name="P24">Music engraving by LilyPond 2.18.0 (http://www.lilypond.org).<text:span text:style-name="T44"><text:line-break/>Front matter</text:span> typeset with EB Garamond (http://www.georgduffner.at/ebgaramond).</text:p>
      <text:p text:style-name="P25"/>
      <text:p text:style-name="P22">First edition, October 2016</text:p>
      <text:p text:style-name="P32"/>
      <text:p text:style-name="P26">P R E F A C E <text:s text:c="2"/><text:span text:style-name="T2">&amp;</text:span> <text:s text:c="2"/>C R I T I C A L <text:s text:c="2"/>R E P O R T </text:p>
      <text:p text:style-name="P26"/>
      <text:p text:style-name="P1"/>
      <text:p text:style-name="P18">This edition <text:span text:style-name="T11">of the </text:span><text:span text:style-name="T3">Missa Votiva</text:span><text:span text:style-name="T11"> </text:span>bases upon Zelenka’s autograph<text:span text:style-name="T1">, which has been digitized by the Saxon State Library – State and University Library Dresden (see http://hofmusik.slub-dresden.de).</text:span></text:p>
      <text:p text:style-name="P19">The digital versions of the manuscript are available at<text:line-break/><text:tab/>http://digital.slub-dresden.de/id426603273 (Kyrie and Gloria; siglum Mus.2358-D-33,1) and<text:line-break/><text:tab/>http://digital.slub-dresden.de/id426603249 (Credo to Agnus Dei; siglum Mus.2358-D-33,2)</text:p>
      <text:p text:style-name="P2"/>
      <text:p text:style-name="P4">In general, this edition closely follows the autograph. Any changes <text:span text:style-name="T40">that were introduced </text:span>by the editor are indicated by italic type (dynamics and <text:span text:style-name="T12">directions</text:span>), parentheses<text:span text:style-name="T12"> (expressive marks)</text:span> or dashes (slurs and ties)<text:span text:style-name="T12">. Accidentals are used according to modern conventions. (In the figured bass, Zelenka wrote flat signs to indicate naturals. Furthermore, he never used double sharps). Asterisks denote changes that are clarified in the detailed remarks below.</text:span></text:p>
      <text:p text:style-name="P3"/>
      <text:p text:style-name="P6"/>
      <text:p text:style-name="P3"/>
      <text:p text:style-name="P27">k y r i e</text:p>
      <text:p text:style-name="P3"/>
      <text:p text:style-name="P15"><text:span text:style-name="T2">Bar<text:tab/>Staff<text:tab/>Note</text:span><text:span text:style-name="T8"><text:line-break/></text:span><text:span text:style-name="T30">35<text:tab/>B.</text:span><text:span text:style-name="T36"><text:note text:id="ftn1" text:note-class="footnote"><text:note-citation>1</text:note-citation><text:note-body><text:p text:style-name="P33">Abbreviations: A., alto; B., bass; BOrg., basses and organ; Ms., manuscript; Ob., oboe;<text:span text:style-name="T42"> r, rest;</text:span> S., soprano; T.<text:span text:style-name="T45"> </text:span>tenor; V., violin; Va., viola.</text:p></text:note-body></text:note></text:span><text:span text:style-name="T30"><text:tab/>3rd quarter missing in Ms.</text:span><text:line-break/><text:span text:style-name="T39">37<text:tab/>–<text:tab/>In the </text:span><text:span text:style-name="T4">Kyrie</text:span><text:span text:style-name="T39">, no accidental precedes the b (V.I/V.II/Va./BOrg.). However, a<text:line-break/><text:tab/><text:tab/>flat sign appears in bar 77 of the </text:span><text:span text:style-name="T4">Dona nobis</text:span><text:span text:style-name="T39"> (cf. parallel passage in bar 81).<text:line-break/>65ff<text:tab/>–<text:tab/>In the </text:span><text:span text:style-name="T4">Kyrie</text:span><text:span text:style-name="T39">, the dynamics remain unchanged; however, </text:span><text:span text:style-name="T4">piano</text:span><text:span text:style-name="T39"> (and </text:span><text:span text:style-name="T4">forte</text:span><text:span text:style-name="T39"> in<text:line-break/><text:tab/><text:tab/>bar 67) appears in the </text:span><text:span text:style-name="T4">Dona nobis</text:span><text:span text:style-name="T39"> (bar 105ff) .<text:line-break/>75<text:tab/>Ob.I/II<text:tab/>3rd quarter: the remainder of the chord has been omitted (unison with V.I/II)<text:line-break/>78<text:tab/>Ob.I/II<text:tab/>1st eight: the remainder of the chord has been omitted (unison with V.I/II)<text:line-break/>97–98<text:tab/>Ob.II/V.II<text:tab/>in Ms.: unison with S.<text:line-break/>101<text:tab/>BOrg.<text:tab/>last eighth in Ms.: bass figures 5+[3]#<text:line-break/>102<text:tab/>Ob.I/V.I<text:tab/>2nd/3rd quarter in Ms.: b″4.–e″8<text:line-break/>108<text:tab/>T.<text:tab/>lyrics adapted to other voices<text:line-break/>148–149<text:tab/>–<text:tab/>These two bars have been truncated in the digital version of the manuscript.<text:line-break/><text:tab/><text:tab/>They were added analogous to bars 114–115.<text:line-break/>166<text:tab/>V.I<text:tab/>1st eight in Ms.: b′16–c″16<text:line-break/>202<text:tab/>Va.<text:tab/>last eighth in Ms.: g<text:line-break/>203<text:tab/>Va.<text:tab/>1st eighth in Ms.: g</text:span></text:p>
      <text:p text:style-name="P12"/>
      <text:p text:style-name="P12"/>
      <text:p text:style-name="P12"/>
      <text:p text:style-name="P28">g l o r i a</text:p>
      <text:p text:style-name="P5"/>
      <text:p text:style-name="P13"><text:span text:style-name="T2">Bar<text:tab/>Staff<text:tab/>Note</text:span><text:span text:style-name="T5"><text:line-break/></text:span><text:span text:style-name="T41">43–45<text:tab/>Ob.II<text:tab/>in Ms.: unison with S.<text:line-break/>64–70<text:tab/>Va.<text:tab/>in Ms.: unison with V.I<text:line-break/>83<text:tab/>V.II<text:tab/>1st quarter missing in Ms.<text:line-break/>138<text:tab/>A.<text:tab/>in Ms.: fis′8.–fis′16–fis′4–fis′4 <text:line-break/>160<text:tab/>V.I/II<text:tab/>2nd eighth in Ms.: b′<text:line-break/>171<text:tab/>BOrg.<text:tab/>1st quarter in Ms.: e′8–a8<text:line-break/>173f<text:tab/>S.<text:tab/>lyrics adapted to A.<text:line-break/></text:span><text:soft-page-break/><text:span text:style-name="T41">186<text:tab/>Ob.I/V.I<text:tab/>3rd to 8th eighth in Ms.: g″<text:line-break/>193<text:tab/>V.I/II<text:tab/>Since this passage is unison with BOrg., the 2nd eighth would be an e,<text:line-break/><text:tab/><text:tab/>which is below the violin’s range.<text:line-break/>196<text:tab/>T.<text:tab/>6th eighth in Ms.: b16–b16<text:line-break/>197<text:tab/>S.<text:tab/>2nd quarter in Ms.: d″8.–d″8<text:line-break/>197<text:tab/>A.<text:tab/>2nd quarter in Ms.: fis′4.–fis′8<text:line-break/>207<text:tab/>A./T.<text:tab/>1st quarter in Ms.: fis′4–r4<text:line-break/>208<text:tab/>V.II<text:tab/>7th/8th eighth: illegible<text:line-break/>210<text:tab/>Va.<text:tab/>5th eighth in Ms.: c′<text:line-break/>213<text:tab/>V.I/II<text:tab/>6th/7th eighth in Ms.: sic! (parallel fifths) <text:line-break/>222<text:tab/>A.<text:tab/>3rd to 6th eighth in Ms.: a′8–a′8–b′8–g′8<text:line-break/>223<text:tab/>T.<text:tab/>rhythm adapted to B.<text:line-break/>225<text:tab/>S.<text:tab/>6th eighth missing in Ms. <text:line-break/>258<text:tab/>V.I<text:tab/>1st quarter illegible<text:line-break/>319f<text:tab/>Va.<text:tab/>in Ms.: es′4–r4–eis′4–f′4–f4<text:line-break/>375<text:tab/>Ob.I/II<text:tab/>in Ms.: d″2–r2<text:line-break/>378<text:tab/>B.<text:tab/>1st half note in Ms.: e4–d4<text:line-break/>384<text:tab/>–<text:tab/></text:span><text:span text:style-name="T5">Allegro e spiritoso</text:span><text:span text:style-name="T41"> appears above the system, </text:span><text:span text:style-name="T5">Allegro assai</text:span><text:span text:style-name="T41"> below the system.<text:line-break/>395<text:tab/>V.II<text:tab/>r16–e16–fis16–g16 missing in Ms. <text:line-break/>480<text:tab/>A.<text:tab/>1st half of bar in Ms.: g′2–g′2–g′2<text:line-break/>512<text:tab/>V.II<text:tab/>6th eighth in Ms.: e′<text:line-break/>547<text:tab/>BOrg.<text:tab/>rhythm adapted to B.</text:span></text:p>
      <text:p text:style-name="P13"/>
      <text:p text:style-name="P13"/>
      <text:p text:style-name="P13"/>
      <text:p text:style-name="P29">c r e d o</text:p>
      <text:p text:style-name="P7"/>
      <text:p text:style-name="P14"><text:span text:style-name="T2">Bar<text:tab/>Staff<text:tab/>Note</text:span><text:span text:style-name="T6"><text:line-break/></text:span><text:span text:style-name="T14">31<text:tab/>Ob.II<text:tab/>last eighth in Ms.: a′<text:line-break/>42f<text:tab/>Ob.I/II<text:tab/>Starting from this bar, the upper staff likely corresponds to Ob.I again<text:line-break/><text:tab/><text:tab/>(and the lower staff to Ob.II).<text:line-break/>52<text:tab/>BOrg.<text:tab/>6</text:span><text:span text:style-name="T15">th</text:span><text:span text:style-name="T14"> </text:span><text:span text:style-name="T15">eighth in Ms.</text:span><text:span text:style-name="T14">: e<text:line-break/>61<text:tab/>BOrg.<text:tab/>4</text:span><text:span text:style-name="T15">th</text:span><text:span text:style-name="T14"> </text:span><text:span text:style-name="T15">eighth in Ms.</text:span><text:span text:style-name="T14">: g<text:line-break/>70<text:tab/>Va.<text:tab/></text:span><text:span text:style-name="T15">S</text:span><text:span text:style-name="T16">ince this passage is unison with BOrg., the 2nd eighth would be </text:span><text:span text:style-name="T15">B</text:span><text:span text:style-name="T16">,<text:line-break/><text:tab/><text:tab/>which is below the viol</text:span><text:span text:style-name="T15">a</text:span><text:span text:style-name="T16">’s range.</text:span><text:span text:style-name="T14"> <text:line-break/>72<text:tab/>A.<text:tab/>2</text:span><text:span text:style-name="T15">nd half of bar in Ms.:</text:span><text:span text:style-name="T14"> a′4–r8–cis″8–cis″4<text:line-break/>87<text:tab/>Va.<text:tab/>6</text:span><text:span text:style-name="T15">th</text:span><text:span text:style-name="T14"> </text:span><text:span text:style-name="T15">eighth in Ms.</text:span><text:span text:style-name="T14">: cis″<text:line-break/>91<text:tab/>Va.<text:tab/></text:span><text:span text:style-name="T15">illegible</text:span><text:span text:style-name="T17"><text:line-break/>101<text:tab/>V.I/II<text:tab/></text:span><text:span text:style-name="T18">last quarter</text:span><text:span text:style-name="T17"> in Ms.: eis</text:span><text:span text:style-name="T14">″</text:span><text:span text:style-name="T18">16–…<text:line-break/>101<text:tab/>Va.<text:tab/>last quarter in Ms.: gis</text:span><text:span text:style-name="T14">′</text:span><text:span text:style-name="T18">16–eis</text:span><text:span text:style-name="T14">′</text:span><text:span text:style-name="T18">16–eis</text:span><text:span text:style-name="T14">′</text:span><text:span text:style-name="T18">16–eis</text:span><text:span text:style-name="T14">′</text:span><text:span text:style-name="T18">16</text:span><text:span text:style-name="T14"><text:line-break/>155<text:tab/>Va.<text:tab/>3</text:span><text:span text:style-name="T18">rd</text:span><text:span text:style-name="T14"> </text:span><text:span text:style-name="T18">quarter in Ms.</text:span><text:span text:style-name="T14">: c′<text:line-break/>183ff<text:tab/>–<text:tab/></text:span><text:span text:style-name="T18">Starting from this bar, each second bar line is omitted.</text:span><text:span text:style-name="T14"><text:line-break/>196f<text:tab/>V.I/II<text:tab/>1</text:span><text:span text:style-name="T18">st</text:span><text:span text:style-name="T14"> </text:span><text:span text:style-name="T18">quarter</text:span><text:span text:style-name="T14">: sic! (</text:span><text:span text:style-name="T18">rhythm differs from parallel passages in bars 144, 216 and 237</text:span><text:span text:style-name="T14">) <text:line-break/>208<text:tab/>Va.<text:tab/></text:span><text:span text:style-name="T18">3rd</text:span><text:span text:style-name="T14"> </text:span><text:span text:style-name="T18">quarter missing in Ms.</text:span><text:span text:style-name="T14"><text:line-break/>312<text:tab/>Ob.II<text:tab/></text:span><text:span text:style-name="T19">dotted half note missing in Ms.</text:span><text:span text:style-name="T14"><text:line-break/>320<text:tab/>Va.<text:tab/>5</text:span><text:span text:style-name="T19">th</text:span><text:span text:style-name="T14"> </text:span><text:span text:style-name="T19">eighth in Ms.</text:span><text:span text:style-name="T14">: a<text:line-break/>376<text:tab/>V.I/S.<text:tab/></text:span><text:span text:style-name="T19">sic! (</text:span><text:span text:style-name="T20">In both voices, </text:span><text:span text:style-name="T19">Zelenka explicitly </text:span><text:span text:style-name="T21">added</text:span><text:span text:style-name="T19"> a flat sign </text:span><text:span text:style-name="T21">to </text:span><text:span text:style-name="T19">the g</text:span><text:span text:style-name="T20">.</text:span><text:span text:style-name="T19">)</text:span><text:span text:style-name="T14"> </text:span><text:span text:style-name="T19"><text:line-break/></text:span><text:span text:style-name="T14">391<text:tab/>Va.<text:tab/>1</text:span><text:span text:style-name="T21">st and 2nd</text:span><text:span text:style-name="T14"> </text:span><text:span text:style-name="T21">eighth mi</text:span><text:span text:style-name="T22">ss</text:span><text:span text:style-name="T21">ing in</text:span><text:span text:style-name="T14"> </text:span><text:span text:style-name="T21">Ms.</text:span><text:span text:style-name="T14"><text:line-break/>409<text:tab/>Va.<text:tab/></text:span><text:span text:style-name="T23">In the Ms., bar 408 is surrounded by repeat marks.<text:line-break/></text:span><text:span text:style-name="T14"><text:tab/><text:tab/></text:span><text:span text:style-name="T23">However, repeating bar 407 seems more appropriate.</text:span><text:span text:style-name="T14"> <text:line-break/>415<text:tab/>V.I/</text:span><text:span text:style-name="T23">V.</text:span><text:span text:style-name="T14">II/Va.<text:tab/></text:span><text:span text:style-name="T24">penultimate</text:span><text:span text:style-name="T14"> </text:span><text:span text:style-name="T23">sixteenth in Ms.</text:span><text:span text:style-name="T14">: eis′</text:span><text:span text:style-name="T23"> (adapted to </text:span><text:span text:style-name="T14">BOrg.</text:span><text:span text:style-name="T23">)</text:span><text:span text:style-name="T14"><text:line-break/>427<text:tab/>BOrg.<text:tab/></text:span><text:span text:style-name="T25">annotation in Ms.: </text:span><text:span text:style-name="T6">Solo</text:span><text:span text:style-name="T25">, should presumably be </text:span><text:span text:style-name="T7">forte</text:span><text:span text:style-name="T14"><text:line-break/>487<text:tab/>Va.<text:tab/>3</text:span><text:span text:style-name="T26">rd</text:span><text:span text:style-name="T14"> </text:span><text:span text:style-name="T26">quarter in Ms.</text:span><text:span text:style-name="T14">: d′<text:line-break/>500<text:tab/>BOrg.<text:tab/></text:span><text:span text:style-name="T26">upper voice in Ms.: </text:span><text:span text:style-name="T14">cis″2–fis″4 </text:span><text:span text:style-name="T26">(adapted to </text:span><text:span text:style-name="T14">S.</text:span><text:span text:style-name="T26">)</text:span><text:span text:style-name="T14"><text:line-break/></text:span><text:soft-page-break/><text:span text:style-name="T14">524<text:tab/>–<text:tab/></text:span><text:span text:style-name="T26">3rd quarter in Ms.: </text:span><text:span text:style-name="T14">sic! (g″</text:span><text:span text:style-name="T26"> </text:span><text:span text:style-name="T14">in Ob.I</text:span><text:span text:style-name="T26">/</text:span><text:span text:style-name="T14">V.I</text:span><text:span text:style-name="T26">/</text:span><text:span text:style-name="T14">S.</text:span><text:span text:style-name="T26"> ve</text:span><text:span text:style-name="T27">rsus</text:span><text:span text:style-name="T26"> gis </text:span><text:span text:style-name="T14">in BOrg.) <text:line-break/>540<text:tab/>Ob.I<text:tab/></text:span><text:span text:style-name="T28">in Ms.: still unison with V</text:span><text:span text:style-name="T14">.I</text:span><text:span text:style-name="T28">; </text:span><text:span text:style-name="T29">here</text:span><text:span text:style-name="T28">: unison with</text:span><text:span text:style-name="T14"> S.</text:span><text:span text:style-name="T28"><text:line-break/></text:span><text:span text:style-name="T14">540<text:tab/>Ob.II<text:tab/></text:span><text:span text:style-name="T28">in Ms.: still unison with V</text:span><text:span text:style-name="T14">.II</text:span><text:span text:style-name="T28">; </text:span><text:span text:style-name="T29">here</text:span><text:span text:style-name="T28">: unison with</text:span><text:span text:style-name="T14"> A.<text:line-break/>547f<text:tab/></text:span><text:span text:style-name="T28">V.II</text:span><text:span text:style-name="T14"><text:tab/></text:span><text:span text:style-name="T28">in Ms.</text:span><text:span text:style-name="T29">: </text:span><text:span text:style-name="T28">unison with S.; </text:span><text:span text:style-name="T29">here</text:span><text:span text:style-name="T28">: unison with </text:span><text:span text:style-name="T14">A.<text:line-break/>554<text:tab/>B.<text:tab/>2</text:span><text:span text:style-name="T28">nd</text:span><text:span text:style-name="T14"> </text:span><text:span text:style-name="T28">quarter in Ms.</text:span><text:span text:style-name="T14">: fis <text:line-break/>556<text:tab/>T.<text:tab/></text:span><text:span text:style-name="T29">in Ms.: </text:span><text:span text:style-name="T14">cis′</text:span><text:span text:style-name="T29">4</text:span><text:span text:style-name="T14">–</text:span><text:span text:style-name="T29">b4–r4</text:span><text:span text:style-name="T14"><text:line-break/>559<text:tab/>V.II<text:tab/></text:span><text:span text:style-name="T29">in Ms.: unison with </text:span><text:span text:style-name="T14">V.I</text:span><text:span text:style-name="T29">; here: adapted to parallel passage in bar</text:span><text:span text:style-name="T14"> 313 </text:span><text:span text:style-name="T29">and </text:span><text:span text:style-name="T14">Ob.II</text:span></text:p>
      <text:p text:style-name="P3"/>
      <text:p text:style-name="P20"/>
      <text:p text:style-name="P20"/>
      <text:p text:style-name="P30"><text:span text:style-name="T43">b e n e d i</text:span> c t u s</text:p>
      <text:p text:style-name="P8"/>
      <text:p text:style-name="P16"><text:span text:style-name="T2">Bar<text:tab/>Staff<text:tab/>Note</text:span><text:span text:style-name="T8"><text:line-break/></text:span><text:span text:style-name="T31">80<text:tab/></text:span><text:span text:style-name="T32">A.</text:span><text:span text:style-name="T31"><text:tab/>l</text:span><text:span text:style-name="T32">ast</text:span><text:span text:style-name="T31"> </text:span><text:span text:style-name="T32">quarter</text:span><text:span text:style-name="T31"> </text:span><text:span text:style-name="T32">illegible</text:span><text:span text:style-name="T31"><text:line-break/>80<text:tab/>Va.<text:tab/></text:span><text:span text:style-name="T33">in Ms.: still unison with A.; here: unison with </text:span><text:span text:style-name="T31">T.</text:span><text:span text:style-name="T33"><text:line-break/></text:span><text:span text:style-name="T31"><text:tab/><text:tab/>(</text:span><text:span text:style-name="T33">In line with this assumption, the 3rd quarter in bar </text:span><text:span text:style-name="T31">85</text:span><text:span text:style-name="T33"> is an e.</text:span><text:span text:style-name="T31">) <text:line-break/>85<text:tab/>BOrg.<text:tab/></text:span><text:span text:style-name="T34">6th</text:span><text:span text:style-name="T31"> </text:span><text:span text:style-name="T34">eighth in Ms.</text:span><text:span text:style-name="T31">: c′ </text:span><text:span text:style-name="T34">(adapted to </text:span><text:span text:style-name="T31">T.</text:span><text:span text:style-name="T34">)</text:span><text:span text:style-name="T31"><text:line-break/>86<text:tab/>V.I<text:tab/>l</text:span><text:span text:style-name="T35">ast</text:span><text:span text:style-name="T31"> </text:span><text:span text:style-name="T35">eighth in Ms.</text:span><text:span text:style-name="T31">: </text:span><text:span text:style-name="T35">b</text:span><text:span text:style-name="T31">″<text:line-break/>87<text:tab/>Ob.I </text:span><text:span text:style-name="T35">/</text:span><text:span text:style-name="T31">V.I<text:tab/>l</text:span><text:span text:style-name="T35">ast</text:span><text:span text:style-name="T31"> </text:span><text:span text:style-name="T35">quarter in Ms.</text:span><text:span text:style-name="T31">: d″</text:span></text:p>
      <text:p text:style-name="P20"/>
      <text:p text:style-name="P20"/>
      <text:p text:style-name="P20"/>
      <text:p text:style-name="P31">a g n u s <text:s/>d e i</text:p>
      <text:p text:style-name="P9"/>
      <text:p text:style-name="P17"><text:span text:style-name="T2">Bar<text:tab/>Staff<text:tab/>Note</text:span><text:span text:style-name="T9"><text:line-break/></text:span><text:span text:style-name="T43">9<text:tab/>B.<text:tab/>last quarter in Ms.: e<text:line-break/>41ff<text:tab/>–<text:tab/>Zelenka only wrote the vocal score including BOrg. and ordered to adopt the<text:line-break/><text:tab/><text:tab/>remaining orchestral parts from </text:span><text:span text:style-name="T9">Kyrie I</text:span><text:span text:style-name="T43">. Most of the </text:span><text:span text:style-name="T9">BOrg.</text:span><text:span text:style-name="T43"> in </text:span><text:span text:style-name="T9">Dona nobis</text:span><text:span text:style-name="T10"><text:line-break/></text:span><text:span text:style-name="T9"><text:tab/><text:tab/></text:span><text:span text:style-name="T43">corresponds to the BOrg. in </text:span><text:span text:style-name="T9">Kyrie I</text:span><text:span text:style-name="T43">. Minor differences occur in the following<text:line-break/><text:tab/><text:tab/>bars: 61 (1st half), 62 (2nd half), 63 (2nd half), 71 (2nd half), 83 (1st half),<text:line-break/><text:tab/><text:tab/>88 (2nd half), 94 (whole bar), 107 (1st half) and 132 (2nd half).<text:line-break/><text:tab/><text:tab/>Since those differences are negligible, the BOrg. from </text:span><text:span text:style-name="T9">Kyrie I</text:span><text:span text:style-name="T43"> is repeated here.<text:line-break/>71<text:tab/>T.<text:tab/>3rd quarter missing in Ms.<text:line-break/>75<text:tab/>B. <text:tab/>2nd half of bar in Ms.: unison with BOrg.<text:line-break/>77<text:tab/>–<text:tab/>cf. </text:span><text:span text:style-name="T9">Kyrie</text:span><text:span text:style-name="T43"> bar 37 <text:line-break/>105<text:tab/>–<text:tab/>cf. </text:span><text:span text:style-name="T9">Kyrie</text:span><text:span text:style-name="T43"> bar 65f</text:span></text:p>
      <text:p text:style-name="P11"/>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3">Salzburg, October 2016</text:span><text:line-break/>Wolfgang Skala</text:p>
      <text:p text:style-name="P40"/>
      <text:p text:style-name="P42"/>
      <text:p text:style-name="P39"><text:span text:style-name="T46">C O N T E N T S</text:span></text:p>
      <text:p text:style-name="P37"/>
      <text:p text:style-name="P36"/>
      <text:p text:style-name="P36"/>
      <text:p text:style-name="P35">Kyrie<text:line-break/><text:span text:style-name="T13"><text:tab/></text:span><text:span text:style-name="T37">1.1<text:tab/></text:span><text:span text:style-name="T13">Kyrie I</text:span><text:span text:style-name="T37"><text:tab/>1</text:span><text:span text:style-name="T13"><text:line-break/><text:tab/></text:span><text:span text:style-name="T37">1.2<text:tab/></text:span><text:span text:style-name="T13">Christe</text:span><text:span text:style-name="T37"><text:tab/>16</text:span><text:span text:style-name="T13"><text:line-break/><text:tab/></text:span><text:span text:style-name="T37">1.3<text:tab/></text:span><text:span text:style-name="T13">Kyrie II</text:span><text:span text:style-name="T37"><text:tab/>25</text:span><text:span text:style-name="T13"><text:line-break/></text:span><text:span text:style-name="T37"><text:line-break/></text:span>Gloria<text:span text:style-name="T13"><text:line-break/><text:tab/></text:span><text:span text:style-name="T37">2.1<text:tab/>Gloria<text:tab/>29<text:line-break/><text:tab/>2.2<text:tab/>Gratias<text:tab/>48<text:line-break/><text:tab/>2.3<text:tab/>Qui tollis<text:tab/>57<text:line-break/><text:tab/>2.4<text:tab/>Qui sedes<text:tab/>65<text:line-break/><text:tab/>2.5<text:tab/>Quoniam<text:tab/>67<text:line-break/><text:tab/>2.6<text:tab/>Cum Sancto Spirito<text:tab/>77</text:span><text:span text:style-name="T38"><text:line-break/><text:line-break/></text:span><text:span text:style-name="T47">Credo</text:span><text:span text:style-name="T38"><text:line-break/><text:tab/>3.1<text:tab/>Credo<text:tab/>93<text:line-break/><text:tab/>3.2<text:tab/>Et incarnatus est<text:tab/>112<text:line-break/><text:tab/>3.3<text:tab/>Crucifixus<text:tab/>118<text:line-break/><text:tab/>3.4<text:tab/>Et resurrexit<text:tab/>126<text:line-break/><text:line-break/></text:span><text:span text:style-name="T47">Sanctus</text:span><text:span text:style-name="T38"><text:line-break/><text:tab/>4<text:tab/>Sanctus<text:tab/>155<text:line-break/><text:line-break/></text:span><text:span text:style-name="T47">Benedictus</text:span><text:span text:style-name="T38"><text:line-break/><text:tab/>5.1<text:tab/>Benedictus<text:tab/>161<text:line-break/><text:tab/>5.2<text:tab/>Osanna<text:tab/>169<text:line-break/><text:line-break/></text:span><text:span text:style-name="T47">Agnus Dei</text:span><text:span text:style-name="T38"><text:line-break/><text:tab/>6.1<text:tab/>Agnus Dei<text:tab/>175<text:line-break/><text:tab/>6.2<text:tab/>Dona nobis pacem<text:tab/>180</text:span></text:p>
      <text:p text:style-name="P41"><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6-10-23T17:07:23.190044803</dc:date>
    <dc:creator>Wolfgang Skala</dc:creator>
    <meta:editing-duration>PT7H3M26S</meta:editing-duration>
    <meta:editing-cycles>87</meta:editing-cycles>
    <meta:generator>LibreOffice/4.2.8.2$Linux_X86_64 LibreOffice_project/420m0$Build-2</meta:generator>
    <meta:document-statistic meta:table-count="0" meta:image-count="1" meta:object-count="0" meta:page-count="7" meta:paragraph-count="23" meta:word-count="1268" meta:character-count="6906" meta:non-whitespace-character-count="5613"/>
  </office:meta>
</office:document-meta>
</file>